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language="en" fo:country="GB" style:text-underline-style="solid" style:text-underline-width="auto" style:text-underline-color="font-color" fo:font-weight="bold" style:font-size-asian="12pt" style:language-asian="none" style:country-asian="none" style:font-weight-asian="bold"/>
    </style:style>
    <style:style style:name="P2" style:family="paragraph" style:parent-style-name="Standard">
      <style:text-properties fo:font-size="12pt" fo:language="en" fo:country="GB" style:text-underline-style="solid" style:text-underline-width="auto" style:text-underline-color="font-color" style:font-size-asian="12pt" style:language-asian="none" style:country-asian="none"/>
    </style:style>
    <style:style style:name="P3" style:family="paragraph" style:parent-style-name="Standard">
      <style:paragraph-properties fo:line-height="150%"/>
      <style:text-properties fo:font-size="12pt" fo:language="en" fo:country="GB" style:text-underline-style="solid" style:text-underline-width="auto" style:text-underline-color="font-color" style:font-size-asian="12pt" style:language-asian="none" style:country-asian="none"/>
    </style:style>
    <style:style style:name="P4" style:family="paragraph" style:parent-style-name="Standard">
      <style:text-properties fo:font-size="12pt" fo:language="en" fo:country="GB" fo:font-weight="bold" style:font-size-asian="12pt" style:language-asian="none" style:country-asian="none" style:font-weight-asian="bold"/>
    </style:style>
    <style:style style:name="P5" style:family="paragraph" style:parent-style-name="Standard">
      <style:paragraph-properties fo:line-height="150%"/>
      <style:text-properties fo:font-size="12pt" fo:language="en" fo:country="GB" fo:font-weight="bold" style:font-size-asian="12pt" style:language-asian="none" style:country-asian="none" style:font-weight-asian="bold" style:font-size-complex="12pt"/>
    </style:style>
    <style:style style:name="P6" style:family="paragraph" style:parent-style-name="Standard">
      <style:text-properties fo:font-size="12pt" fo:language="en" fo:country="GB" fo:font-weight="bold" officeooo:paragraph-rsid="00084113" style:font-size-asian="12pt" style:language-asian="none" style:country-asian="none" style:font-weight-asian="bold"/>
    </style:style>
    <style:style style:name="P7" style:family="paragraph" style:parent-style-name="Standard">
      <style:text-properties fo:font-size="12pt" fo:language="en" fo:country="GB" style:font-size-asian="12pt" style:language-asian="none" style:country-asian="none"/>
    </style:style>
    <style:style style:name="P8" style:family="paragraph" style:parent-style-name="Standard">
      <style:text-properties fo:font-size="12pt" fo:language="en" fo:country="GB" style:font-size-asian="12pt" style:language-asian="none" style:country-asian="none" style:font-size-complex="12pt"/>
    </style:style>
    <style:style style:name="P9" style:family="paragraph" style:parent-style-name="Standard">
      <style:paragraph-properties fo:line-height="150%"/>
    </style:style>
    <style:style style:name="P10" style:family="paragraph" style:parent-style-name="Standard">
      <style:paragraph-properties fo:line-height="150%"/>
      <style:text-properties officeooo:paragraph-rsid="000a019e"/>
    </style:style>
    <style:style style:name="P11" style:family="paragraph" style:parent-style-name="Standard">
      <style:paragraph-properties fo:line-height="150%"/>
      <style:text-properties officeooo:paragraph-rsid="000a846f"/>
    </style:style>
    <style:style style:name="P12" style:family="paragraph" style:parent-style-name="Standard">
      <style:paragraph-properties fo:line-height="150%"/>
      <style:text-properties officeooo:paragraph-rsid="000b9ab1"/>
    </style:style>
    <style:style style:name="P13" style:family="paragraph" style:parent-style-name="Standard">
      <style:paragraph-properties fo:line-height="150%"/>
      <style:text-properties officeooo:paragraph-rsid="000c190e"/>
    </style:style>
    <style:style style:name="P14" style:family="paragraph" style:parent-style-name="Standard">
      <style:paragraph-properties fo:line-height="150%"/>
      <style:text-properties officeooo:paragraph-rsid="000c2eb3"/>
    </style:style>
    <style:style style:name="P15" style:family="paragraph" style:parent-style-name="Standard">
      <style:paragraph-properties fo:line-height="150%"/>
      <style:text-properties officeooo:paragraph-rsid="000f4a34"/>
    </style:style>
    <style:style style:name="P16" style:family="paragraph" style:parent-style-name="Standard">
      <style:paragraph-properties fo:line-height="150%"/>
      <style:text-properties style:text-line-through-style="solid" style:text-line-through-type="single"/>
    </style:style>
    <style:style style:name="P17" style:family="paragraph" style:parent-style-name="Standard">
      <style:paragraph-properties fo:line-height="150%"/>
      <style:text-properties style:text-line-through-style="solid" style:text-line-through-type="single" style:text-underline-style="none"/>
    </style:style>
    <style:style style:name="P18" style:family="paragraph" style:parent-style-name="Standard" style:master-page-name="Standard">
      <style:paragraph-properties fo:text-align="center" style:justify-single-word="false" style:page-number="auto"/>
      <style:text-properties fo:font-size="12pt" fo:language="en" fo:country="GB" style:text-underline-style="solid" style:text-underline-width="auto" style:text-underline-color="font-color" fo:font-weight="bold" style:font-size-asian="12pt" style:language-asian="none" style:country-asian="none" style:font-weight-asian="bold"/>
    </style:style>
    <style:style style:name="T1" style:family="text">
      <style:text-properties fo:font-size="12pt" fo:language="en" fo:country="GB" style:text-underline-style="solid" style:text-underline-width="auto" style:text-underline-color="font-color" fo:font-weight="bold" style:font-size-asian="12pt" style:language-asian="none" style:country-asian="none" style:font-weight-asian="bold"/>
    </style:style>
    <style:style style:name="T2" style:family="text">
      <style:text-properties fo:font-size="12pt" fo:language="en" fo:country="GB" style:text-underline-style="solid" style:text-underline-width="auto" style:text-underline-color="font-color" style:font-size-asian="12pt" style:language-asian="none" style:country-asian="none"/>
    </style:style>
    <style:style style:name="T3" style:family="text">
      <style:text-properties fo:font-size="12pt" fo:language="en" fo:country="GB" fo:font-weight="bold" style:font-size-asian="12pt" style:language-asian="none" style:country-asian="none" style:font-weight-asian="bold"/>
    </style:style>
    <style:style style:name="T4" style:family="text">
      <style:text-properties fo:font-size="12pt" fo:language="en" fo:country="GB" fo:font-weight="bold" officeooo:rsid="000a019e" style:font-size-asian="12pt" style:language-asian="none" style:country-asian="none" style:font-weight-asian="bold" style:font-weight-complex="bold"/>
    </style:style>
    <style:style style:name="T5" style:family="text">
      <style:text-properties fo:font-size="12pt" fo:language="en" fo:country="GB" fo:font-weight="bold" officeooo:rsid="000a846f" style:font-size-asian="12pt" style:language-asian="none" style:country-asian="none" style:font-weight-asian="bold" style:font-weight-complex="bold"/>
    </style:style>
    <style:style style:name="T6" style:family="text">
      <style:text-properties fo:font-size="12pt" fo:language="en" fo:country="GB" fo:font-weight="bold" officeooo:rsid="000a019e" style:font-size-asian="12pt" style:language-asian="none" style:country-asian="none" style:font-weight-asian="bold" style:font-size-complex="12pt" style:font-weight-complex="bold"/>
    </style:style>
    <style:style style:name="T7" style:family="text">
      <style:text-properties fo:font-size="12pt" fo:language="en" fo:country="GB" fo:font-weight="bold" officeooo:rsid="000a846f" style:font-size-asian="12pt" style:language-asian="none" style:country-asian="none" style:font-weight-asian="bold" style:font-size-complex="12pt" style:font-weight-complex="bold"/>
    </style:style>
    <style:style style:name="T8" style:family="text">
      <style:text-properties fo:font-size="12pt" fo:language="en" fo:country="GB" fo:font-weight="bold" officeooo:rsid="000c190e" style:font-size-asian="12pt" style:language-asian="none" style:country-asian="none" style:font-weight-asian="bold" style:font-size-complex="12pt" style:font-weight-complex="bold"/>
    </style:style>
    <style:style style:name="T9" style:family="text">
      <style:text-properties fo:font-size="12pt" fo:language="en" fo:country="GB" style:font-size-asian="12pt" style:language-asian="none" style:country-asian="none"/>
    </style:style>
    <style:style style:name="T10" style:family="text">
      <style:text-properties fo:font-size="12pt" fo:language="en" fo:country="GB" style:font-size-asian="12pt" style:language-asian="none" style:country-asian="none" style:font-size-complex="12pt"/>
    </style:style>
    <style:style style:name="T11" style:family="text">
      <style:text-properties fo:font-size="12pt" fo:language="en" fo:country="GB" officeooo:rsid="000a019e" style:font-size-asian="12pt" style:language-asian="none" style:country-asian="none" style:font-size-complex="12pt"/>
    </style:style>
    <style:style style:name="T12" style:family="text">
      <style:text-properties fo:font-size="12pt" fo:language="en" fo:country="GB" officeooo:rsid="000a846f" style:font-size-asian="12pt" style:language-asian="none" style:country-asian="none" style:font-size-complex="12pt"/>
    </style:style>
    <style:style style:name="T13" style:family="text">
      <style:text-properties fo:font-size="12pt" fo:language="en" fo:country="GB" officeooo:rsid="000c190e" style:font-size-asian="12pt" style:language-asian="none" style:country-asian="none" style:font-size-complex="12pt"/>
    </style:style>
    <style:style style:name="T14" style:family="text">
      <style:text-properties fo:font-size="12pt" fo:language="en" fo:country="GB" officeooo:rsid="000a019e" style:font-size-asian="12pt" style:language-asian="none" style:country-asian="none"/>
    </style:style>
    <style:style style:name="T15" style:family="text">
      <style:text-properties fo:font-size="12pt" fo:language="en" fo:country="GB" officeooo:rsid="000a846f" style:font-size-asian="12pt" style:language-asian="none" style:country-asian="none"/>
    </style:style>
    <style:style style:name="T16" style:family="text">
      <style:text-properties fo:font-size="12pt" fo:language="en" fo:country="GB" fo:font-style="italic" officeooo:rsid="000a019e" style:font-size-asian="12pt" style:language-asian="none" style:country-asian="none" style:font-style-asian="italic" style:font-size-complex="12pt" style:font-style-complex="italic"/>
    </style:style>
    <style:style style:name="T17" style:family="text">
      <style:text-properties fo:font-size="12pt" fo:language="en" fo:country="GB" fo:font-style="italic" officeooo:rsid="000c190e" style:font-size-asian="12pt" style:language-asian="none" style:country-asian="none" style:font-style-asian="italic" style:font-size-complex="12pt" style:font-style-complex="italic"/>
    </style:style>
    <style:style style:name="T18" style:family="text">
      <style:text-properties fo:font-size="12pt" fo:language="en" fo:country="GB" fo:font-style="normal" officeooo:rsid="000a019e" style:font-size-asian="12pt" style:language-asian="none" style:country-asian="none" style:font-style-asian="normal" style:font-size-complex="12pt" style:font-style-complex="normal"/>
    </style:style>
    <style:style style:name="T19" style:family="text">
      <style:text-properties fo:font-size="12pt" fo:language="en" fo:country="GB" fo:font-style="normal" officeooo:rsid="000c190e" style:font-size-asian="12pt" style:language-asian="none" style:country-asian="none" style:font-style-asian="normal" style:font-size-complex="12pt" style:font-style-complex="normal"/>
    </style:style>
    <style:style style:name="T20" style:family="text">
      <style:text-properties fo:font-size="12pt" fo:language="en" fo:country="GB" fo:font-style="normal" fo:font-weight="bold" officeooo:rsid="000a019e" style:font-size-asian="12pt" style:language-asian="none" style:country-asian="none" style:font-style-asian="normal" style:font-weight-asian="bold" style:font-size-complex="12pt" style:font-style-complex="normal" style:font-weight-complex="bold"/>
    </style:style>
    <style:style style:name="T21" style:family="text">
      <style:text-properties fo:font-size="12pt" fo:language="en" fo:country="GB" fo:font-style="normal" fo:font-weight="bold" officeooo:rsid="000c190e" style:font-size-asian="12pt" style:language-asian="none" style:country-asian="none" style:font-style-asian="normal" style:font-weight-asian="bold" style:font-size-complex="12pt" style:font-style-complex="normal" style:font-weight-complex="bold"/>
    </style:style>
    <style:style style:name="T22" style:family="text">
      <style:text-properties officeooo:rsid="00084113"/>
    </style:style>
    <style:style style:name="T23" style:family="text">
      <style:text-properties fo:color="#0066b3" officeooo:rsid="00084113"/>
    </style:style>
    <style:style style:name="T24" style:family="text">
      <style:text-properties fo:color="#0066b3" officeooo:rsid="00084113" style:font-weight-complex="bold"/>
    </style:style>
    <style:style style:name="T25" style:family="text">
      <style:text-properties fo:color="#0066b3" fo:font-size="12pt" fo:language="en" fo:country="GB" officeooo:rsid="000a846f" style:font-size-asian="12pt" style:language-asian="none" style:country-asian="none"/>
    </style:style>
    <style:style style:name="T26" style:family="text">
      <style:text-properties fo:color="#0066b3" fo:font-size="12pt" fo:language="en" fo:country="GB" fo:font-weight="bold" officeooo:rsid="000a846f" style:font-size-asian="12pt" style:language-asian="none" style:country-asian="none" style:font-weight-asian="bold" style:font-weight-complex="bold"/>
    </style:style>
    <style:style style:name="T27" style:family="text">
      <style:text-properties fo:color="#0066b3" fo:font-size="12pt" fo:language="en" fo:country="GB" fo:font-weight="bold" officeooo:rsid="000a019e" style:font-size-asian="12pt" style:language-asian="none" style:country-asian="none" style:font-weight-asian="bold" style:font-weight-complex="bold"/>
    </style:style>
    <style:style style:name="T28" style:family="text">
      <style:text-properties fo:color="#0066b3" fo:font-size="12pt" fo:language="en" fo:country="GB" fo:font-weight="bold" officeooo:rsid="00112996" style:font-size-asian="12pt" style:language-asian="none" style:country-asian="none" style:font-weight-asian="bold" style:font-weight-complex="bold"/>
    </style:style>
    <style:style style:name="T29" style:family="text">
      <style:text-properties fo:color="#0066b3" fo:font-size="12pt" fo:language="en" fo:country="GB" fo:font-weight="bold" officeooo:rsid="000a019e" style:font-size-asian="12pt" style:language-asian="none" style:country-asian="none" style:font-weight-asian="bold" style:font-size-complex="12pt" style:font-weight-complex="bold"/>
    </style:style>
    <style:style style:name="T30" style:family="text">
      <style:text-properties fo:color="#0066b3" fo:font-size="12pt" fo:language="en" fo:country="GB" fo:font-weight="bold" officeooo:rsid="000a846f" style:font-size-asian="12pt" style:language-asian="none" style:country-asian="none" style:font-weight-asian="bold" style:font-size-complex="12pt" style:font-weight-complex="bold"/>
    </style:style>
    <style:style style:name="T31" style:family="text">
      <style:text-properties fo:color="#0066b3" fo:font-size="12pt" fo:language="en" fo:country="GB" fo:font-weight="bold" officeooo:rsid="000b9ab1" style:font-size-asian="12pt" style:language-asian="none" style:country-asian="none" style:font-weight-asian="bold" style:font-size-complex="12pt" style:font-weight-complex="bold"/>
    </style:style>
    <style:style style:name="T32" style:family="text">
      <style:text-properties fo:color="#0066b3" fo:font-size="12pt" fo:language="en" fo:country="GB" fo:font-weight="bold" officeooo:rsid="000c190e" style:font-size-asian="12pt" style:language-asian="none" style:country-asian="none" style:font-weight-asian="bold" style:font-size-complex="12pt" style:font-weight-complex="bold"/>
    </style:style>
    <style:style style:name="T33" style:family="text">
      <style:text-properties fo:color="#0066b3" fo:font-size="12pt" fo:language="en" fo:country="GB" fo:font-style="normal" fo:font-weight="bold" officeooo:rsid="000a019e" style:font-size-asian="12pt" style:language-asian="none" style:country-asian="none" style:font-style-asian="normal" style:font-weight-asian="bold" style:font-size-complex="12pt" style:font-style-complex="normal" style:font-weight-complex="bold"/>
    </style:style>
    <style:style style:name="T34" style:family="text">
      <style:text-properties fo:color="#0066b3" fo:font-size="12pt" fo:language="en" fo:country="GB" fo:font-style="normal" fo:font-weight="bold" officeooo:rsid="000c190e" style:font-size-asian="12pt" style:language-asian="none" style:country-asian="none" style:font-style-asian="normal" style:font-weight-asian="bold" style:font-size-complex="12pt" style:font-style-complex="normal" style:font-weight-complex="bold"/>
    </style:style>
    <style:style style:name="T35" style:family="text">
      <style:text-properties fo:color="#0066b3" style:text-line-through-style="none" style:text-line-through-type="none" fo:font-size="12pt" fo:language="en" fo:country="GB" fo:font-weight="bold" officeooo:rsid="000a019e" style:font-size-asian="12pt" style:language-asian="none" style:country-asian="none" style:font-weight-asian="bold" style:font-size-complex="12pt" style:font-weight-complex="bold"/>
    </style:style>
    <style:style style:name="T36" style:family="text">
      <style:text-properties style:text-line-through-style="solid" style:text-line-through-type="single" fo:font-size="12pt" fo:language="en" fo:country="GB" officeooo:rsid="000a019e" style:font-size-asian="12pt" style:language-asian="none" style:country-asian="none" style:font-size-complex="12pt"/>
    </style:style>
    <style:style style:name="T37" style:family="text">
      <style:text-properties style:text-line-through-style="none" style:text-line-through-type="none" fo:font-size="12pt" fo:language="en" fo:country="GB" officeooo:rsid="000a019e" style:font-size-asian="12pt" style:language-asian="none" style:country-asian="none" style:font-size-complex="12pt"/>
    </style:style>
    <style:style style:name="T38" style:family="text">
      <style:text-properties style:text-line-through-style="none" style:text-line-through-type="none" fo:font-size="12pt" fo:language="en" fo:country="GB" fo:font-weight="bold" officeooo:rsid="000a019e" style:font-size-asian="12pt" style:language-asian="none" style:country-asian="none" style:font-weight-asian="bold" style:font-size-complex="12pt" style:font-weight-complex="bold"/>
    </style:style>
    <style:style style:name="T39"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ositions / Responsibilities</text:p>
      <text:p text:style-name="P1"/>
      <text:p text:style-name="P1"/>
      <text:p text:style-name="Standard"><text:span text:style-name="T2">A. <text:s/>Match each of the statements (1 – 7 below) to the job title they desctibe (a – g in the box).</text:span></text:p>
      <text:p text:style-name="P1"/>
      <text:p text:style-name="P6">1 <text:s text:c="3"/>→<text:span text:style-name="T22"> </text:span><text:span text:style-name="T23">c</text:span></text:p>
      <text:p text:style-name="Standard"><text:span text:style-name="T9">‘I have to supervise and know about what's going on in all the different parts of the company. I have to represent the company in all important decisions.’</text:span></text:p>
      <text:p text:style-name="P7"/>
      <text:p text:style-name="P4">2 <text:s text:c="3"/>→<text:span text:style-name="T22"> </text:span><text:span text:style-name="T24">a</text:span></text:p>
      <text:p text:style-name="Standard"><text:span text:style-name="T9">‘I am a qualified accountant and a member of the management team. I monitor my company's financial performance, as well as supervising the budgets for various projects and controlling their costs.’</text:span></text:p>
      <text:p text:style-name="P7"/>
      <text:p text:style-name="P6">3 <text:s text:c="3"/>→<text:span text:style-name="T22"> </text:span><text:span text:style-name="T23">b</text:span></text:p>
      <text:p text:style-name="Standard"><text:span text:style-name="T9">‘My job is around the development and training of the assistants in the store where I work, and making sure they do their jobs well. Also, I'm responsible for the recruitment of new staff.</text:span></text:p>
      <text:p text:style-name="P7"/>
      <text:p text:style-name="P6">4 <text:s text:c="3"/>→<text:span text:style-name="T22"> </text:span><text:span text:style-name="T23">g</text:span></text:p>
      <text:p text:style-name="Standard"><text:span text:style-name="T9">‘I give advice about all sorts of different things connected with the company’s products, such as advice on how to market them. I also develop advertising strategies.’</text:span></text:p>
      <text:p text:style-name="P7"/>
      <text:p text:style-name="P6">5 <text:s text:c="3"/>→<text:span text:style-name="T22"> </text:span><text:span text:style-name="T23">d</text:span></text:p>
      <text:p text:style-name="Standard"><text:span text:style-name="T9">‘My job? It's our computer systems and information technology (IT) in general, and how they affect all parts of our organisation, from customer relations to accounting to recruitment.’</text:span></text:p>
      <text:p text:style-name="P7"/>
      <text:p text:style-name="P6">6 <text:s text:c="3"/>→<text:span text:style-name="T22"> </text:span><text:span text:style-name="T23">f</text:span></text:p>
      <text:p text:style-name="Standard"><text:span text:style-name="T9">‘In the past, a job like mine would have been much more secretarial - typing and so on. </text:span></text:p>
      <text:p text:style-name="Standard"><text:span text:style-name="T9">Now, I'm very involved in every aspect of her work, setting up meetings, organising her travel, dealing with her routine correspondence and generally easing her workload.’</text:span></text:p>
      <text:p text:style-name="P7"/>
      <text:p text:style-name="P6">7 <text:s text:c="3"/>→<text:span text:style-name="T22"> </text:span><text:span text:style-name="T23">e</text:span></text:p>
      <text:p text:style-name="Standard"><text:span text:style-name="T9">‘We've got a very big project on at the moment, for a new product, and I have to build up the project teams, provide them with the resources they need, check they're meeting targets and working within their budgets, and particularly that they're meeting deadlines, so that the product is launched on time.’</text:span></text:p>
      <text:p text:style-name="P7"/>
      <text:p text:style-name="P7"/>
      <text:p text:style-name="P7"><draw:frame draw:style-name="fr1" draw:name="Rahmen1" text:anchor-type="char" svg:x="0.305cm" svg:y="0.026cm" svg:width="13.677cm" svg:height="5.528cm" draw:z-index="2"><draw:text-box><text:p text:style-name="P16"><text:span text:style-name="T10">a <text:s/>Finance Manager</text:span></text:p><text:p text:style-name="P16"><text:span text:style-name="T10">b <text:s/>Human Resources Manager</text:span></text:p><text:p text:style-name="P16"><text:span text:style-name="T10">c <text:s/>Chief Executive Offficer / Managing Director</text:span></text:p><text:p text:style-name="P17"><text:span text:style-name="T10">d <text:s/>Chief Information Officer</text:span></text:p><text:p text:style-name="P16"><text:span text:style-name="T10">e <text:s/>Director of Research and Development</text:span></text:p><text:p text:style-name="P16"><text:span text:style-name="T10">f <text:s/>Personal Assistant</text:span></text:p><text:p text:style-name="P16"><text:span text:style-name="T10">g <text:s/>Marketing Consultant</text:span></text:p><text:p text:style-name="P8"/></draw:text-box></draw:frame></text:p>
      <text:p text:style-name="P7"/>
      <text:p text:style-name="P7"/>
      <text:p text:style-name="P7"/>
      <text:p text:style-name="P7"/>
      <text:p text:style-name="P7"/>
      <text:p text:style-name="P2"/>
      <text:p text:style-name="P2"/>
      <text:p text:style-name="P2"/>
      <text:p text:style-name="P2"/>
      <text:p text:style-name="P2"/>
      <text:p text:style-name="P2"/>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B. Find words or phrases in the statements which mean the following:</text:span></text:p>
      <text:p text:style-name="P3"/>
      <text:p text:style-name="P9"><text:span text:style-name="T9">1. <text:s/>searching for, finding and taking on new staff for the company <text:s text:c="2"/>→</text:span><text:span text:style-name="T14"> </text:span><text:span text:style-name="T26">recruitment</text:span></text:p>
      <text:p text:style-name="P11"><text:span text:style-name="T9">2. <text:s/>person who looks after financial records <text:s text:c="2"/>→</text:span><text:span text:style-name="T14"> </text:span><text:span text:style-name="T35">Finance Manager</text:span></text:p>
      <text:p text:style-name="P11"><text:span text:style-name="T9">3. <text:s/>reducing, making easier <text:s text:c="2"/>→</text:span><text:span text:style-name="T14"> <text:s/></text:span><text:span text:style-name="T27">easing</text:span></text:p>
      <text:p text:style-name="P10"><text:span text:style-name="T9">4. <text:s/>group of people who work together <text:s text:c="2"/>→</text:span><text:span text:style-name="T14"> </text:span><text:span text:style-name="T26">team</text:span></text:p>
      <text:p text:style-name="P10"><text:span text:style-name="il_5f_ad"><text:span text:style-name="T10">5. <text:s/>the action</text:span></text:span><text:span text:style-name="T10"> of putting products to the attention of the public,</text:span></text:p>
      <text:p text:style-name="P11"><text:span text:style-name="T10"><text:s text:c="5"/>especially by paid announcement <text:s text:c="2"/>→</text:span><text:span text:style-name="T11"> <text:s/></text:span><text:span text:style-name="T29">to market them </text:span><text:span text:style-name="T30">/ advertise</text:span></text:p>
      <text:p text:style-name="P12"><text:span text:style-name="T10">6. objectives which a company or team decides it wants to reach <text:s text:c="2"/>→</text:span><text:span text:style-name="T11"> <text:s/></text:span><text:span text:style-name="T29">target / </text:span><text:span text:style-name="T31">goal</text:span></text:p>
      <text:p text:style-name="P12"><text:span text:style-name="T10">7. <text:s/>money which is reserved for a particular purpose <text:s text:c="2"/>→</text:span><text:span text:style-name="T11"> <text:s/></text:span><text:span text:style-name="T29">budget</text:span></text:p>
      <text:p text:style-name="P12"><text:span text:style-name="T10">8. <text:s/>doing things within the correct time <text:s text:c="2"/>→</text:span><text:span text:style-name="T11"> <text:s/></text:span><text:span text:style-name="T29">meeting </text:span><text:span text:style-name="T31">a</text:span><text:span text:style-name="T29"> deadline</text:span></text:p>
      <text:p text:style-name="P14"><text:span text:style-name="T10">9. <text:s/>to direct or oversee the performance or operation of sth. <text:s text:c="2"/>→</text:span><text:span text:style-name="T11"> <text:s/></text:span><text:span text:style-name="T29">supervise</text:span></text:p>
      <text:p text:style-name="P10"><text:span text:style-name="T10">10. to have an impact on sth. <text:s text:c="2"/>→</text:span><text:span text:style-name="T11"> </text:span><text:span text:style-name="T32">to affect sth.</text:span></text:p>
      <text:p text:style-name="P13"><text:span text:style-name="T10">11. <text:s/>to introduce a product to the market <text:s text:c="2"/>→</text:span><text:span text:style-name="T11"> <text:s/></text:span><text:span text:style-name="T33">launch </text:span><text:span text:style-name="T34">a product</text:span></text:p>
      <text:p text:style-name="P15"><text:span text:style-name="T9">12. <text:s/>the way in which something or someone functions; accomplishment <text:s text:c="2"/>→</text:span><text:span text:style-name="T14"> <text:s/></text:span><text:span text:style-name="T27">perform</text:span><text:span text:style-name="T28">ing / <text:tab/><text:tab/><text:tab/><text:tab/><text:tab/><text:tab/><text:tab/><text:tab/><text:tab/><text:tab/><text:tab/><text:tab/><text:tab/>performance</text:span><text:span text:style-name="T27">??</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fo:color="#000000" style:font-name="Times New Roman" fo:font-family="'Times New Roman'" style:font-family-generic="roman" style:font-pitch="variable" fo:font-size="10pt" fo:language="de" fo:country="DE"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il_5f_ad" style:display-name="il_ad" style:family="text" style:parent-style-name="Absatz-Standardschriftar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1.249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Footer"><draw:frame draw:style-name="Mfr1" draw:name="Rahmen2" text:anchor-type="paragraph" svg:y="0.002cm" draw:z-index="0"><draw:text-box fo:min-height="0.058cm" fo:min-width="0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sitions / Responsibilities</dc:title>
    <meta:initial-creator>Admin</meta:initial-creator>
    <meta:creation-date>2014-05-28T13:26:00</meta:creation-date>
    <dc:date>2020-05-02T17:01:15.456000000</dc:date>
    <meta:print-date>2017-05-09T22:48:00</meta:print-date>
    <meta:editing-cycles>22</meta:editing-cycles>
    <meta:editing-duration>PT30M55S</meta:editing-duration>
    <meta:generator>LibreOffice/5.4.5.1$Windows_X86_64 LibreOffice_project/79c9829dd5d8054ec39a82dc51cd9eff340dbee8</meta:generator>
    <meta:document-statistic meta:table-count="0" meta:image-count="0" meta:object-count="0" meta:page-count="2" meta:paragraph-count="39" meta:word-count="481" meta:character-count="2783" meta:non-whitespace-character-count="2249"/>
  </office:meta>
</office:document-meta>
</file>